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85mm"/>
    </style:style>
    <style:style style:name="co2" style:family="table-column">
      <style:table-column-properties fo:break-before="auto" style:column-width="17.15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3.56mm" fo:break-before="auto" style:use-optimal-row-height="fals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row table:style-name="ro1">
          <table:table-cell table:style-name="ce1" office:value-type="string" calcext:value-type="string" table:number-columns-spanned="3" table:number-rows-spanned="1">
            <text:p>Veroboard Link Length Calculator</text:p>
          </table:table-cell>
          <table:covered-table-cell table:number-columns-repeated="2" table:style-name="Default"/>
        </table:table-row>
        <table:table-row table:style-name="ro2">
          <table:table-cell table:style-name="ce2"/>
          <table:table-cell table:style-name="Default" table:number-columns-repeated="2"/>
        </table:table-row>
        <table:table-row table:style-name="ro3">
          <table:table-cell table:style-name="Default" office:value-type="string" calcext:value-type="string">
            <text:p>Stripped Length</text:p>
          </table:table-cell>
          <table:table-cell table:style-name="ce4" office:value-type="float" office:value="5" calcext:value-type="float">
            <text:p>5</text:p>
          </table:table-cell>
          <table:table-cell table:style-name="Default" office:value-type="string" calcext:value-type="string">
            <text:p>mm (Each End) </text:p>
          </table:table-cell>
        </table:table-row>
        <table:table-row table:style-name="ro3">
          <table:table-cell table:style-name="Default"/>
          <table:table-cell table:style-name="ce4"/>
          <table:table-cell table:style-name="Default"/>
        </table:table-row>
        <table:table-row table:style-name="ro3">
          <table:table-cell table:style-name="Default" office:value-type="string" calcext:value-type="string">
            <text:p>Hole Spacing</text:p>
          </table:table-cell>
          <table:table-cell table:style-name="ce4" office:value-type="float" office:value="2.54" calcext:value-type="float">
            <text:p>2.54</text:p>
          </table:table-cell>
          <table:table-cell table:style-name="Default" office:value-type="string" calcext:value-type="string">
            <text:p>mm</text:p>
          </table:table-cell>
        </table:table-row>
        <table:table-row table:style-name="ro3">
          <table:table-cell table:style-name="Default" table:number-columns-repeated="3"/>
        </table:table-row>
        <table:table-row table:style-name="ro3">
          <table:table-cell table:style-name="ce3" office:value-type="string" calcext:value-type="string">
            <text:p>No of Holes to Span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Cut wire to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([.A8]-1)*[.B$5]" office:value-type="float" office:value="2.54" calcext:value-type="float">
            <text:p>2.5</text:p>
          </table:table-cell>
          <table:table-cell table:formula="of:=[.B8]+(2*[.B$3])" office:value-type="float" office:value="12.54" calcext:value-type="float">
            <text:p>12.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([.A9]-1)*[.B$5]" office:value-type="float" office:value="5.08" calcext:value-type="float">
            <text:p>5.1</text:p>
          </table:table-cell>
          <table:table-cell table:formula="of:=[.B9]+(2*[.B$3])" office:value-type="float" office:value="15.08" calcext:value-type="float">
            <text:p>15.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([.A10]-1)*[.B$5]" office:value-type="float" office:value="7.62" calcext:value-type="float">
            <text:p>7.6</text:p>
          </table:table-cell>
          <table:table-cell table:formula="of:=[.B10]+(2*[.B$3])" office:value-type="float" office:value="17.62" calcext:value-type="float">
            <text:p>17.6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([.A11]-1)*[.B$5]" office:value-type="float" office:value="10.16" calcext:value-type="float">
            <text:p>10.2</text:p>
          </table:table-cell>
          <table:table-cell table:formula="of:=[.B11]+(2*[.B$3])" office:value-type="float" office:value="20.16" calcext:value-type="float">
            <text:p>20.2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([.A12]-1)*[.B$5]" office:value-type="float" office:value="12.7" calcext:value-type="float">
            <text:p>12.7</text:p>
          </table:table-cell>
          <table:table-cell table:formula="of:=[.B12]+(2*[.B$3])" office:value-type="float" office:value="22.7" calcext:value-type="float">
            <text:p>22.7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([.A13]-1)*[.B$5]" office:value-type="float" office:value="15.24" calcext:value-type="float">
            <text:p>15.2</text:p>
          </table:table-cell>
          <table:table-cell table:formula="of:=[.B13]+(2*[.B$3])" office:value-type="float" office:value="25.24" calcext:value-type="float">
            <text:p>25.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([.A14]-1)*[.B$5]" office:value-type="float" office:value="17.78" calcext:value-type="float">
            <text:p>17.8</text:p>
          </table:table-cell>
          <table:table-cell table:formula="of:=[.B14]+(2*[.B$3])" office:value-type="float" office:value="27.78" calcext:value-type="float">
            <text:p>27.8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([.A15]-1)*[.B$5]" office:value-type="float" office:value="20.32" calcext:value-type="float">
            <text:p>20.3</text:p>
          </table:table-cell>
          <table:table-cell table:formula="of:=[.B15]+(2*[.B$3])" office:value-type="float" office:value="30.32" calcext:value-type="float">
            <text:p>30.3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([.A16]-1)*[.B$5]" office:value-type="float" office:value="22.86" calcext:value-type="float">
            <text:p>22.9</text:p>
          </table:table-cell>
          <table:table-cell table:formula="of:=[.B16]+(2*[.B$3])" office:value-type="float" office:value="32.86" calcext:value-type="float">
            <text:p>32.9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([.A17]-1)*[.B$5]" office:value-type="float" office:value="25.4" calcext:value-type="float">
            <text:p>25.4</text:p>
          </table:table-cell>
          <table:table-cell table:formula="of:=[.B17]+(2*[.B$3])" office:value-type="float" office:value="35.4" calcext:value-type="float">
            <text:p>35.4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([.A18]-1)*[.B$5]" office:value-type="float" office:value="27.94" calcext:value-type="float">
            <text:p>27.9</text:p>
          </table:table-cell>
          <table:table-cell table:formula="of:=[.B18]+(2*[.B$3])" office:value-type="float" office:value="37.94" calcext:value-type="float">
            <text:p>37.9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([.A19]-1)*[.B$5]" office:value-type="float" office:value="30.48" calcext:value-type="float">
            <text:p>30.5</text:p>
          </table:table-cell>
          <table:table-cell table:formula="of:=[.B19]+(2*[.B$3])" office:value-type="float" office:value="40.48" calcext:value-type="float">
            <text:p>40.5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([.A20]-1)*[.B$5]" office:value-type="float" office:value="33.02" calcext:value-type="float">
            <text:p>33.0</text:p>
          </table:table-cell>
          <table:table-cell table:formula="of:=[.B20]+(2*[.B$3])" office:value-type="float" office:value="43.02" calcext:value-type="float">
            <text:p>43.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([.A21]-1)*[.B$5]" office:value-type="float" office:value="35.56" calcext:value-type="float">
            <text:p>35.6</text:p>
          </table:table-cell>
          <table:table-cell table:formula="of:=[.B21]+(2*[.B$3])" office:value-type="float" office:value="45.56" calcext:value-type="float">
            <text:p>45.6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([.A22]-1)*[.B$5]" office:value-type="float" office:value="38.1" calcext:value-type="float">
            <text:p>38.1</text:p>
          </table:table-cell>
          <table:table-cell table:formula="of:=[.B22]+(2*[.B$3])" office:value-type="float" office:value="48.1" calcext:value-type="float">
            <text:p>48.1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([.A23]-1)*[.B$5]" office:value-type="float" office:value="40.64" calcext:value-type="float">
            <text:p>40.6</text:p>
          </table:table-cell>
          <table:table-cell table:formula="of:=[.B23]+(2*[.B$3])" office:value-type="float" office:value="50.64" calcext:value-type="float">
            <text:p>50.6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([.A24]-1)*[.B$5]" office:value-type="float" office:value="43.18" calcext:value-type="float">
            <text:p>43.2</text:p>
          </table:table-cell>
          <table:table-cell table:formula="of:=[.B24]+(2*[.B$3])" office:value-type="float" office:value="53.18" calcext:value-type="float">
            <text:p>53.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([.A25]-1)*[.B$5]" office:value-type="float" office:value="45.72" calcext:value-type="float">
            <text:p>45.7</text:p>
          </table:table-cell>
          <table:table-cell table:formula="of:=[.B25]+(2*[.B$3])" office:value-type="float" office:value="55.72" calcext:value-type="float">
            <text:p>55.7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([.A26]-1)*[.B$5]" office:value-type="float" office:value="48.26" calcext:value-type="float">
            <text:p>48.3</text:p>
          </table:table-cell>
          <table:table-cell table:formula="of:=[.B26]+(2*[.B$3])" office:value-type="float" office:value="58.26" calcext:value-type="float">
            <text:p>58.3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([.A27]-1)*[.B$5]" office:value-type="float" office:value="50.8" calcext:value-type="float">
            <text:p>50.8</text:p>
          </table:table-cell>
          <table:table-cell table:formula="of:=[.B27]+(2*[.B$3])" office:value-type="float" office:value="60.8" calcext:value-type="float">
            <text:p>60.8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([.A28]-1)*[.B$5]" office:value-type="float" office:value="53.34" calcext:value-type="float">
            <text:p>53.3</text:p>
          </table:table-cell>
          <table:table-cell table:formula="of:=[.B28]+(2*[.B$3])" office:value-type="float" office:value="63.34" calcext:value-type="float">
            <text:p>63.3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([.A29]-1)*[.B$5]" office:value-type="float" office:value="55.88" calcext:value-type="float">
            <text:p>55.9</text:p>
          </table:table-cell>
          <table:table-cell table:formula="of:=[.B29]+(2*[.B$3])" office:value-type="float" office:value="65.88" calcext:value-type="float">
            <text:p>65.9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([.A30]-1)*[.B$5]" office:value-type="float" office:value="58.42" calcext:value-type="float">
            <text:p>58.4</text:p>
          </table:table-cell>
          <table:table-cell table:formula="of:=[.B30]+(2*[.B$3])" office:value-type="float" office:value="68.42" calcext:value-type="float">
            <text:p>68.4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([.A31]-1)*[.B$5]" office:value-type="float" office:value="60.96" calcext:value-type="float">
            <text:p>61.0</text:p>
          </table:table-cell>
          <table:table-cell table:formula="of:=[.B31]+(2*[.B$3])" office:value-type="float" office:value="70.96" calcext:value-type="float">
            <text:p>71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2">00/00/0000</text:date>, <text:time style:data-style-name="N2" text:time-value="14:28:45.9387268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6.2$Linux_X86_64 LibreOffice_project/20$Build-2</meta:generator>
    <dc:date>2019-09-22T14:33:25.651253308</dc:date>
    <dc:creator>Terry Coles</dc:creator>
    <meta:editing-duration>PT9M38S</meta:editing-duration>
    <meta:editing-cycles>3</meta:editing-cycles>
    <meta:document-statistic meta:table-count="1" meta:cell-count="82" meta:object-count="0"/>
  </office:meta>
</office:document-meta>
</file>